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Libre Caslon Text" svg:font-family="'Libre Caslon Tex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re Caslon Text" fo:font-weight="bold" officeooo:rsid="0013698f" officeooo:paragraph-rsid="0013698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re Caslon Text" fo:font-weight="normal" officeooo:rsid="0013698f" officeooo:paragraph-rsid="0013698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re de votre sujet TIPE (20 mots maximum):</text:p>
      <text:p text:style-name="P2">Remedium Codes</text:p>
      <text:p text:style-name="P2"/>
      <text:p text:style-name="P1">Quelle est votre motivation pour le choix du sujet? (50 mots maximum):</text:p>
      <text:p text:style-name="P2">La lecture de "La vie mode d'emploi" de Georges Perec nous a amené à nous interroger sur l'utilisation des carrés gréco-latins dans des cas pratiques. Ainsi, nous avons décidé d'étudier leurs applications aux codes correcteurs d'erreurs.</text:p>
      <text:p text:style-name="P2"/>
      <text:p text:style-name="P1">En quoi votre étude s'inscrit-elle dans le thème de l'année ? (50 mots maximum):</text:p>
      <text:p text:style-name="P2">À mesure de l'intensifications des communications, la correction d'erreur devient primordiale. En particulier, les codes étudiés sont adaptés à une application à la fois aux communications filaires, telles qu'en câble sous-marins, ou sans-fil, telles que des communications spatiales, ce qui rend leur utilisation en télécommunication particulièrement intéressa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Lucida Sans1" svg:font-family="'Lucida Sans'" style:font-family-generic="swiss"/>
    <style:font-face style:name="Libre Caslon Text" svg:font-family="'Libre Caslon Tex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7:26:51.666000000</meta:creation-date>
    <dc:date>2021-05-25T18:02:08.480000000</dc:date>
    <meta:editing-duration>PT25M6S</meta:editing-duration>
    <meta:editing-cycles>1</meta:editing-cycles>
    <meta:document-statistic meta:table-count="0" meta:image-count="0" meta:object-count="0" meta:page-count="1" meta:paragraph-count="6" meta:word-count="119" meta:character-count="810" meta:non-whitespace-character-count="697"/>
    <meta:generator>LibreOffice/7.1.2.2$Windows_X86_64 LibreOffice_project/8a45595d069ef5570103caea1b71cc9d82b2aae4</meta:generator>
  </office:meta>
</office:document-meta>
</file>